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ff3333" fo:font-family="'Andale Mono'" style:font-pitch="fixed" fo:font-size="24pt" style:font-size-asian="24pt" style:font-size-complex="24pt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family="'Ubuntu Mono'" style:font-pitch="fixed" fo:font-size="28pt" style:font-size-asian="28pt" style:font-size-complex="28pt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7">john <text:s text:c="3"/>Cleartext-Password :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27"> authorize {…} </text:span>section</text:p>
                  </text:list-item>
                  <text:list-item>
                    <text:p>Find the<text:span text:style-name="T27"> users </text:span>line in that section</text:p>
                  </text:list-item>
                  <text:list-item>
                    <text:p>Move that line above the<text:span text:style-name="T27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2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29">tail /var/log/auth.log</text:span><text:span text:style-name="T18">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29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29">sudo pw useradd john</text:span></text:p>
                  </text:list-item>
                  <text:list-item>
                    <text:p>Try<text:span text:style-name="T14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09:40:03</dc:date>
    <meta:editing-cycles>616</meta:editing-cycles>
    <meta:editing-duration>P11DT1H33M14S</meta:editing-duration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